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1.2126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1.507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Intro.png</text:p>
          </table:table-cell>
          <table:table-cell table:number-columns-repeated="2" office:value-type="float" office:value="1080">
            <text:p>1080</text:p>
          </table:table-cell>
          <table:table-cell office:value-type="float" office:value="0">
            <text:p>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office:value-type="string">
            <text:p>Level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_Intro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formula="of:=[.I4]-[.J4]" office:value-type="float" office:value="1.05">
            <text:p>1.05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/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6</text:p>
          </table:table-cell>
          <table:table-cell table:formula="of:=[.I5]-[.J5]" office:value-type="float" office:value="1.1">
            <text:p>1.1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/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table:formula="of:=[.I6]-[.J6]" office:value-type="float" office:value="1.1">
            <text:p>1.1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/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formula="of:=[.I7]-[.J7]" office:value-type="float" office:value="1.2">
            <text:p>1.2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table:formula="of:=[.I8]-[.J8]" office:value-type="float" office:value="1.15">
            <text:p>1.15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/>
          <table:table-cell office:value-type="float" office:value="1.15">
            <text:p>1.15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table:formula="of:=[.I9]-[.J9]" office:value-type="float" office:value="1.15">
            <text:p>1.15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/>
          <table:table-cell office:value-type="float" office:value="1.15">
            <text:p>1.15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portal_open_during_boss</text:p>
          </table:table-cell>
          <table:table-cell table:number-columns-repeated="1022"/>
        </table:table-row>
        <table:table-row table:style-name="ro1">
          <table:table-cell office:value-type="string">
            <text:p>script</text:p>
          </table:table-cell>
          <table:table-cell office:value-type="float" office:value="1">
            <text:p>1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3/26/2016</text:date>, <text:time>21:5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6T21:54:30.21</dc:date>
    <dc:creator>Wister </dc:creator>
    <meta:editing-duration>PT21M31S</meta:editing-duration>
    <meta:editing-cycles>17</meta:editing-cycles>
    <meta:document-statistic meta:table-count="1" meta:cell-count="77" meta:object-count="0"/>
  </office:meta>
</office:document-meta>
</file>